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cb84" officeooo:paragraph-rsid="0017cb84" style:font-size-asian="11pt" style:font-size-complex="11pt"/>
    </style:style>
    <style:style style:name="P4" style:family="paragraph" style:parent-style-name="Standard" style:list-style-name="L2">
      <style:text-properties style:font-name="Times New Roman" fo:font-size="11pt" fo:language="fr" fo:country="CA" style:font-size-asian="11pt" style:font-size-complex="11pt"/>
    </style:style>
    <style:style style:name="P5" style:family="paragraph" style:parent-style-name="Standard">
      <style:text-properties style:font-name="Times New Roman" fo:font-size="11pt" fo:language="fr" fo:country="CA" officeooo:rsid="00193389" officeooo:paragraph-rsid="00193389" style:font-size-asian="11pt" style:font-size-complex="11pt"/>
    </style:style>
    <style:style style:name="P6" style:family="paragraph" style:parent-style-name="Standard">
      <style:text-properties style:font-name="Times New Roman" fo:font-size="11pt" fo:language="fr" fo:country="CA" officeooo:rsid="001d3f6c" officeooo:paragraph-rsid="001d3f6c" style:font-size-asian="11pt" style:font-size-complex="11pt"/>
    </style:style>
    <style:style style:name="P7" style:family="paragraph" style:parent-style-name="Standard">
      <style:text-properties style:font-name="Times New Roman" fo:font-size="11pt" fo:language="fr" fo:country="CA" officeooo:rsid="001eea8e" officeooo:paragraph-rsid="001eea8e" style:font-size-asian="11pt" style:font-size-complex="11pt"/>
    </style:style>
    <style:style style:name="P8" style:family="paragraph" style:parent-style-name="Standard">
      <style:text-properties style:font-name="Times New Roman" fo:font-size="11pt" fo:language="fr" fo:country="CA" officeooo:rsid="001fded1" officeooo:paragraph-rsid="001fded1" style:font-size-asian="11pt" style:font-size-complex="11pt"/>
    </style:style>
    <style:style style:name="P9" style:family="paragraph" style:parent-style-name="Standard">
      <style:text-properties style:font-name="Times New Roman" fo:font-size="11pt" fo:language="fr" fo:country="CA" officeooo:rsid="00201c12" officeooo:paragraph-rsid="00201c1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1580a" officeooo:paragraph-rsid="0021580a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2e91a" officeooo:paragraph-rsid="0022e91a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2fa43" officeooo:paragraph-rsid="0022fa4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4a182" officeooo:paragraph-rsid="0024a18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6731c" officeooo:paragraph-rsid="0026731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890ae" officeooo:paragraph-rsid="002890ae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924fd" officeooo:paragraph-rsid="002924fd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c6771" officeooo:paragraph-rsid="002c6771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d408d" officeooo:paragraph-rsid="002d408d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d8c6b" officeooo:paragraph-rsid="002d8c6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3433fd" officeooo:paragraph-rsid="003433fd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356dbf" officeooo:paragraph-rsid="00356dbf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17b9dc" officeooo:paragraph-rsid="0017b9dc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17cb84" officeooo:paragraph-rsid="0017cb84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language="fr" fo:country="CA" fo:font-weight="bold" officeooo:rsid="001d3f6c" officeooo:paragraph-rsid="001d3f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21580a" officeooo:paragraph-rsid="0021580a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2dc4ee" officeooo:paragraph-rsid="002dc4ee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3433fd" officeooo:paragraph-rsid="003433fd" fo:background-color="#00a65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2dc4ee" officeooo:paragraph-rsid="002dc4e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2ec849" officeooo:paragraph-rsid="002ec849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305e71" officeooo:paragraph-rsid="00305e71" style:font-size-asian="11pt" style:font-weight-asian="normal" style:font-size-complex="11pt" style:font-weight-complex="normal"/>
    </style:style>
    <style:style style:name="P31" style:family="paragraph" style:parent-style-name="Standard" style:list-style-name="L2"/>
    <style:style style:name="P3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1pt" officeooo:rsid="0026731c" officeooo:paragraph-rsid="0026731c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1pt" officeooo:rsid="00305e71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1pt" officeooo:rsid="00305e71" officeooo:paragraph-rsid="00305e71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1pt" officeooo:rsid="0030a3bc" officeooo:paragraph-rsid="0030a3bc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1pt" officeooo:rsid="00325cf5" officeooo:paragraph-rsid="00325cf5" style:font-size-asian="11pt" style:font-size-complex="11pt"/>
    </style:style>
    <style:style style:name="T1" style:family="text">
      <style:text-properties officeooo:rsid="0017cb84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fo:background-color="#00a65d" loext:char-shading-value="0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officeooo:rsid="0017cb84" style:font-size-asian="11pt" style:font-size-complex="11pt"/>
    </style:style>
    <style:style style:name="T6" style:family="text">
      <style:text-properties fo:font-variant="normal" fo:text-transform="none" fo:color="#000000" style:font-name="Times New Roman" fo:font-size="11pt" fo:letter-spacing="normal" fo:language="fr" fo:country="CA" fo:font-style="normal" fo:font-weight="bold" style:font-size-asian="11pt" style:font-size-complex="11pt"/>
    </style:style>
    <style:style style:name="T7" style:family="text">
      <style:text-properties officeooo:rsid="001a9031"/>
    </style:style>
    <style:style style:name="T8" style:family="text">
      <style:text-properties fo:background-color="#00a65d" loext:char-shading-value="0"/>
    </style:style>
    <style:style style:name="T9" style:family="text">
      <style:text-properties officeooo:rsid="0026731c"/>
    </style:style>
    <style:style style:name="T10" style:family="text">
      <style:text-properties officeooo:rsid="00305e71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formation Python</text:p>
      <text:p text:style-name="P2"/>
      <text:p text:style-name="P1"/>
      <text:p text:style-name="P22">Chapitre 1</text:p>
      <text:p text:style-name="P1"/>
      <text:p text:style-name="P23">Cours 1 – Découvrez Python</text:p>
      <text:p text:style-name="P3"/>
      <text:p text:style-name="P3">Langage orienté objet simple d’utilisation qui possède de nombreuses bibliothèques.</text:p>
      <text:p text:style-name="P3">Il est possible de réaliser en python:</text:p>
      <text:p text:style-name="P3"/>
      <text:list xml:id="list333730668" text:style-name="L2">
        <text:list-item>
          <text:p text:style-name="P31"><text:span text:style-name="T5">D</text:span><text:span text:style-name="T4">e petits programmes très simples, appelés </text:span><text:span text:style-name="Strong_20_Emphasis"><text:span text:style-name="T6">scripts</text:span></text:span><text:span text:style-name="T4">, chargés d'une mission très précise sur votre ordinateur </text:span></text:p>
        </text:list-item>
        <text:list-item>
          <text:p text:style-name="P4"><text:span text:style-name="T1">D</text:span>es programmes complets, comme des jeux, des suites bureautiques, des logiciels multimédias, <text:span text:style-name="T1">D</text:span>es clients de messageri<text:bookmark text:name="r-2230963"/><text:bookmark text:name="r-2230962"/>e</text:p>
        </text:list-item>
        <text:list-item>
          <text:p text:style-name="P4"><text:span text:style-name="T1">D</text:span>es projets très complexes, comme des progiciels (ensemble de plusieurs logiciels pouvant fonctionner ensemble, principalement utilisés dans le monde professionnel).</text:p>
        </text:list-item>
      </text:list>
      <text:p text:style-name="P5">Python est un langage de programmation interprété, c’est à dire que les lignes de commandes sont restranscritent en langage machine au fur et à mesure à l’inverse d’un langage compilé comme le C par exemple. <text:span text:style-name="T7">Ainsi le Python est plus simple et plus portable mais également plus long. </text:span></text:p>
      <text:p text:style-name="P5"/>
      <text:p text:style-name="P24">Cours 2 – Premier pas avec l’interpréteur</text:p>
      <text:p text:style-name="P6"/>
      <text:p text:style-name="P7">Entrer sur l’interpréteur : <text:span text:style-name="T3">python </text:span><text:span text:style-name="T2">L’interpréteur permet de saisir des commandes et des les tester immédiatement (du fait que python est un langage interprété).</text:span></text:p>
      <text:p text:style-name="P8"><text:span text:style-name="T2">Les opérations courantes se font avec les symboles +, -, *, /</text:span></text:p>
      <text:p text:style-name="P9"><text:span text:style-name="T2">Cas de la division : // → le dividande,% → Le reste</text:span></text:p>
      <text:p text:style-name="P6"/>
      <text:p text:style-name="P25">Cours 3 – Les variables</text:p>
      <text:p text:style-name="P10"/>
      <text:p text:style-name="P11">Définir une variable : nom_de_la_variable = valeur.</text:p>
      <text:p text:style-name="P11">Seulement lettres minuscules, majuscules, chiffres, underscores. Ne peux commencer par un chiffre. </text:p>
      <text:p text:style-name="P12">Convention : utiliser des lettres minuscules et des underscores. </text:p>
      <text:p text:style-name="P12"/>
      <text:p text:style-name="P13">Mots clés réservés : and, del, from, none, true, as elif, global, nonlocal, try, assert, else, if, not, while, break, except, import, or, with, class, false, in, pass, yield, continue, finally, is, raise, def, for, lambda, return.</text:p>
      <text:p text:style-name="P13"/>
      <text:p text:style-name="P14">Les différents types de données :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3">Type</text:p>
          </table:table-cell>
          <table:table-cell table:style-name="Table1.B1" office:value-type="string">
            <text:p text:style-name="P33">exemple</text:p>
          </table:table-cell>
        </table:table-row>
        <table:table-row>
          <table:table-cell table:style-name="Table1.A2" office:value-type="string">
            <text:p text:style-name="P33">Integer</text:p>
          </table:table-cell>
          <table:table-cell table:style-name="Table1.B2" office:value-type="string">
            <text:p text:style-name="P33">3</text:p>
          </table:table-cell>
        </table:table-row>
        <table:table-row>
          <table:table-cell table:style-name="Table1.A2" office:value-type="string">
            <text:p text:style-name="P33">Float</text:p>
          </table:table-cell>
          <table:table-cell table:style-name="Table1.B2" office:value-type="string">
            <text:p text:style-name="P33">3.14</text:p>
          </table:table-cell>
        </table:table-row>
        <table:table-row>
          <table:table-cell table:style-name="Table1.A2" office:value-type="string">
            <text:p text:style-name="P33">String</text:p>
          </table:table-cell>
          <table:table-cell table:style-name="Table1.B2" office:value-type="string">
            <text:p text:style-name="P32">‘<text:span text:style-name="T9">abc’ ou “abc” ou “””abc””” <text:s/>ou <text:s/>‘’’abc’’’(le triple guillement permet d’éviter le pb des guillemets ou appostrophe à l’interieur de la chaine de caractère)</text:span></text:p>
          </table:table-cell>
        </table:table-row>
      </table:table>
      <text:p text:style-name="P14"/>
      <text:p text:style-name="P15">Opértatuer math d’incrémentation : += ou -+ ou *= ou /=.</text:p>
      <text:p text:style-name="P15"/>
      <text:p text:style-name="P16">Astuce permutation : <text:span text:style-name="T8">a = 1, b = 2</text:span>. Si on veut inverser les deux variable taper: <text:span text:style-name="T8">a,b = b,a</text:span></text:p>
      <text:p text:style-name="P1"/>
      <text:p text:style-name="P17">Définition d’une fonction : nom_fonction(param1, … paramn)</text:p>
      <text:p text:style-name="P18">fonction type(nom_variable) → renvoie le type de la variable ciblée. </text:p>
      <text:p text:style-name="P19"><text:soft-page-break/>Print() → permet d’afficher la valeur</text:p>
      <text:p text:style-name="P19"/>
      <text:p text:style-name="P26">Cours 4 – Structures conditionnelles</text:p>
      <text:p text:style-name="P28"/>
      <text:p text:style-name="P29">Boucle if/ elif / else</text:p>
      <text:p text:style-name="P29">if predicat (condition en boolean) :</text:p>
      <text:p text:style-name="P29"><text:tab/>action</text:p>
      <text:p text:style-name="P29">elif predicat (condition en boolean) :</text:p>
      <text:p text:style-name="P29"><text:tab/>action</text:p>
      <text:p text:style-name="P29">else :</text:p>
      <text:p text:style-name="P29"><text:tab/>action</text:p>
      <text:p text:style-name="P29"/>
      <text:p text:style-name="P30">Opérateur de prédicat 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5">Opérateur</text:p>
          </table:table-cell>
          <table:table-cell table:style-name="Table2.B1" office:value-type="string">
            <text:p text:style-name="P35">symbol</text:p>
          </table:table-cell>
        </table:table-row>
        <table:table-row>
          <table:table-cell table:style-name="Table2.A2" office:value-type="string">
            <text:p text:style-name="P35">suppérieur</text:p>
          </table:table-cell>
          <table:table-cell table:style-name="Table2.B2" office:value-type="string">
            <text:p text:style-name="P35">&gt;</text:p>
          </table:table-cell>
        </table:table-row>
        <table:table-row>
          <table:table-cell table:style-name="Table2.A2" office:value-type="string">
            <text:p text:style-name="P35">inférieur</text:p>
          </table:table-cell>
          <table:table-cell table:style-name="Table2.B2" office:value-type="string">
            <text:p text:style-name="P35">&lt;</text:p>
          </table:table-cell>
        </table:table-row>
        <table:table-row>
          <table:table-cell table:style-name="Table2.A2" office:value-type="string">
            <text:p text:style-name="P35">Suppérieur ou égal</text:p>
          </table:table-cell>
          <table:table-cell table:style-name="Table2.B2" office:value-type="string">
            <text:p text:style-name="P34">&gt;=</text:p>
          </table:table-cell>
        </table:table-row>
        <table:table-row>
          <table:table-cell table:style-name="Table2.A2" office:value-type="string">
            <text:p text:style-name="P35">Inférieur ou égal</text:p>
          </table:table-cell>
          <table:table-cell table:style-name="Table2.B2" office:value-type="string">
            <text:p text:style-name="P35">&lt;=</text:p>
          </table:table-cell>
        </table:table-row>
        <table:table-row>
          <table:table-cell table:style-name="Table2.A2" office:value-type="string">
            <text:p text:style-name="P35">Égal</text:p>
          </table:table-cell>
          <table:table-cell table:style-name="Table2.B2" office:value-type="string">
            <text:p text:style-name="P34">==</text:p>
          </table:table-cell>
        </table:table-row>
        <table:table-row>
          <table:table-cell table:style-name="Table2.A2" office:value-type="string">
            <text:p text:style-name="P35">Non égal</text:p>
          </table:table-cell>
          <table:table-cell table:style-name="Table2.B2" office:value-type="string">
            <text:p text:style-name="P32">!<text:span text:style-name="T10">=</text:span></text:p>
          </table:table-cell>
        </table:table-row>
        <table:table-row>
          <table:table-cell table:style-name="Table2.A2" office:value-type="string">
            <text:p text:style-name="P36">ET</text:p>
          </table:table-cell>
          <table:table-cell table:style-name="Table2.B2" office:value-type="string">
            <text:p text:style-name="P36">and</text:p>
          </table:table-cell>
        </table:table-row>
        <table:table-row>
          <table:table-cell table:style-name="Table2.A2" office:value-type="string">
            <text:p text:style-name="P36">Ou</text:p>
          </table:table-cell>
          <table:table-cell table:style-name="Table2.B2" office:value-type="string">
            <text:p text:style-name="P36">or</text:p>
          </table:table-cell>
        </table:table-row>
        <table:table-row>
          <table:table-cell table:style-name="Table2.A2" office:value-type="string">
            <text:p text:style-name="P37">Vrai</text:p>
          </table:table-cell>
          <table:table-cell table:style-name="Table2.B2" office:value-type="string">
            <text:p text:style-name="P37">true</text:p>
          </table:table-cell>
        </table:table-row>
        <table:table-row>
          <table:table-cell table:style-name="Table2.A2" office:value-type="string">
            <text:p text:style-name="P37">Faux</text:p>
          </table:table-cell>
          <table:table-cell table:style-name="Table2.B2" office:value-type="string">
            <text:p text:style-name="P37">False ou is not True</text:p>
          </table:table-cell>
        </table:table-row>
      </table:table>
      <text:p text:style-name="P30"/>
      <text:p text:style-name="P19"/>
      <text:p text:style-name="P20">Attention : Dans un programme python il faut indiquer l’encodeur des charactères que l’on utilise. Ajouter en début de programme la ligne suivante :</text:p>
      <text:p text:style-name="P27"># -*-coding:Latin-1 -*</text:p>
      <text:p text:style-name="P19"/>
      <text:p text:style-name="P21">int() → convertie la variable en integer.</text:p>
      <text:p text:style-name="P19"/>
      <text:p text:style-name="P22">Chapitre 2</text:p>
      <text:p text:style-name="P1"/>
      <text:p text:style-name="P22">Chapitre 3</text:p>
      <text:p text:style-name="P1"/>
      <text:p text:style-name="P22">Chapitre 4</text:p>
      <text:p text:style-name="P1"/>
      <text:p text:style-name="P22">Chapitr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36:20.697567356</meta:creation-date>
    <dc:date>2019-02-26T11:21:22.025713008</dc:date>
    <meta:editing-duration>PT2H38M47S</meta:editing-duration>
    <meta:editing-cycles>30</meta:editing-cycles>
    <meta:generator>LibreOffice/6.0.6.2$Linux_X86_64 LibreOffice_project/00m0$Build-2</meta:generator>
    <meta:document-statistic meta:table-count="2" meta:image-count="0" meta:object-count="0" meta:page-count="2" meta:paragraph-count="70" meta:word-count="444" meta:character-count="2732" meta:non-whitespace-character-count="2347"/>
  </office:meta>
</office:document-meta>
</file>